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wiss"/>
    <style:font-face style:name="Droid Sans Mono" svg:font-family="'Droid Sans Mono', monospace, monospace"/>
    <style:font-face style:name="Droid Sans1" svg:font-family="'Droid Sans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pitch="variable"/>
    <style:font-face style:name="Tempora LGC Uni1" svg:font-family="'Tempora LGC Uni'" style:font-family-generic="roman" style:font-pitch="variable"/>
    <style:font-face style:name="apple-system" svg:font-family="apple-system, BlinkMacSystemFont, Arial, Helvetica, sans-serif"/>
  </office:font-face-decls>
  <office:automatic-styles>
    <style:style style:name="P1" style:family="paragraph" style:parent-style-name="Heading_20_2" style:list-style-name="">
      <style:paragraph-properties fo:text-align="center" style:justify-single-word="false"/>
      <style:text-properties style:font-name="Tempora LGC Uni" fo:font-size="20pt" style:font-size-asian="20pt" style:font-size-complex="20pt"/>
    </style:style>
    <style:style style:name="P2" style:family="paragraph" style:parent-style-name="Standard">
      <style:text-properties fo:font-size="13pt" style:font-size-asian="13pt" style:font-size-complex="13pt"/>
    </style:style>
    <style:style style:name="P3" style:family="paragraph" style:parent-style-name="Standard">
      <style:text-properties fo:font-size="13pt" fo:font-weight="normal" officeooo:rsid="000ae48b" officeooo:paragraph-rsid="000ae48b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3pt" fo:font-weight="normal" officeooo:rsid="000b4f15" officeooo:paragraph-rsid="000ae48b" style:font-size-asian="13pt" style:font-weight-asian="normal" style:font-size-complex="13pt" style:font-weight-complex="normal"/>
    </style:style>
    <style:style style:name="P5" style:family="paragraph" style:parent-style-name="Standard">
      <style:text-properties fo:font-size="13pt" fo:font-weight="normal" officeooo:rsid="000b4f15" officeooo:paragraph-rsid="000b4f15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ize="13pt" fo:font-weight="normal" officeooo:rsid="000b4f15" officeooo:paragraph-rsid="000d3cd0" style:font-size-asian="13pt" style:font-weight-asian="normal" style:font-size-complex="13pt" style:font-weight-complex="normal"/>
    </style:style>
    <style:style style:name="P7" style:family="paragraph" style:parent-style-name="Standard">
      <style:text-properties fo:font-size="13pt" fo:font-weight="normal" officeooo:rsid="000b4f15" officeooo:paragraph-rsid="000d3cd0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font-weight="normal" officeooo:rsid="000d3cd0" officeooo:paragraph-rsid="000d3cd0" style:font-size-asian="21pt" style:font-weight-asian="normal" style:font-size-complex="21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fo:font-weight="normal" officeooo:rsid="000d7fca" officeooo:paragraph-rsid="000d7fca" style:font-size-asian="21pt" style:font-weight-asian="normal" style:font-size-complex="21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3pt" fo:font-weight="normal" officeooo:paragraph-rsid="000d7fca"/>
    </style:style>
    <style:style style:name="P11" style:family="paragraph" style:parent-style-name="Standard">
      <style:paragraph-properties fo:text-align="center" style:justify-single-word="false"/>
      <style:text-properties fo:font-size="17pt" fo:font-weight="normal" officeooo:rsid="000b4f15" officeooo:paragraph-rsid="000b4f15" style:font-size-asian="13pt" style:font-weight-asian="normal" style:font-size-complex="13pt" style:font-weight-complex="normal"/>
    </style:style>
    <style:style style:name="P12" style:family="paragraph" style:parent-style-name="Standard">
      <style:text-properties fo:font-size="19pt" fo:font-weight="bold" officeooo:rsid="000ae48b" officeooo:paragraph-rsid="000ae48b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9pt" fo:font-weight="bold" officeooo:rsid="000b4f15" officeooo:paragraph-rsid="000b4f15" style:font-size-asian="21pt" style:font-weight-asian="bold" style:font-size-complex="21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9pt" fo:font-weight="bold" officeooo:rsid="000b4f15" officeooo:paragraph-rsid="000d7fca" style:font-size-asian="21pt" style:font-weight-asian="bold" style:font-size-complex="21pt" style:font-weight-complex="bold"/>
    </style:style>
    <style:style style:name="P15" style:family="paragraph" style:parent-style-name="Standard">
      <style:text-properties style:font-name="Tempora LGC Uni" fo:font-size="13pt" officeooo:rsid="00090197" officeooo:paragraph-rsid="00090197" style:font-size-asian="13pt" style:font-size-complex="13pt"/>
    </style:style>
    <style:style style:name="P16" style:family="paragraph" style:parent-style-name="Standard">
      <style:paragraph-properties fo:text-align="end" style:justify-single-word="false"/>
      <style:text-properties fo:font-size="11pt" fo:font-weight="normal" officeooo:rsid="000d3cd0" officeooo:paragraph-rsid="000d3cd0" style:font-size-asian="13pt" style:font-weight-asian="normal" style:font-size-complex="13pt" style:font-weight-complex="normal"/>
    </style:style>
    <style:style style:name="P17" style:family="paragraph" style:parent-style-name="Standard">
      <style:text-properties fo:font-size="11pt" fo:font-weight="normal" officeooo:rsid="000b4f15" officeooo:paragraph-rsid="000ae48b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fo:background-color="#1f1f1f"/>
    </style:style>
    <style:style style:name="P19" style:family="paragraph" style:parent-style-name="Standard">
      <style:paragraph-properties style:line-height-at-least="0.503cm"/>
    </style:style>
    <style:style style:name="P20" style:family="paragraph" style:parent-style-name="Standard">
      <style:paragraph-properties fo:margin-left="0cm" fo:margin-right="0cm" style:line-height-at-least="0.503cm" fo:text-indent="0cm" style:auto-text-indent="false"/>
      <style:text-properties fo:font-size="10.5pt" fo:font-weight="normal"/>
    </style:style>
    <style:style style:name="P21" style:family="paragraph">
      <loext:graphic-properties draw:fill="none" draw:fill-color="#ffffff"/>
    </style:style>
    <style:style style:name="P22" style:family="paragraph">
      <style:paragraph-properties fo:text-align="center"/>
    </style:style>
    <style:style style:name="T1" style:family="text">
      <style:text-properties officeooo:rsid="000d3cd0"/>
    </style:style>
    <style:style style:name="T2" style:family="text">
      <style:text-properties officeooo:rsid="000d7fca"/>
    </style:style>
    <style:style style:name="T3" style:family="text">
      <style:text-properties fo:color="#9cdcfe" loext:opacity="100%"/>
    </style:style>
    <style:style style:name="T4" style:family="text">
      <style:text-properties fo:color="#9cdcfe" loext:opacity="100%" style:font-name="Droid Sans Mono" fo:font-size="10.5pt" fo:background-color="#1f1f1f" loext:char-shading-value="0"/>
    </style:style>
    <style:style style:name="T5" style:family="text">
      <style:text-properties fo:color="#cccccc" loext:opacity="100%" style:font-name="Droid Sans Mono" fo:font-size="10.5pt" fo:background-color="#1f1f1f" loext:char-shading-value="0"/>
    </style:style>
    <style:style style:name="T6" style:family="text">
      <style:text-properties fo:color="#cccccc" loext:opacity="100%" style:font-name="Droid Sans Mono" fo:background-color="#1f1f1f" loext:char-shading-value="0"/>
    </style:style>
    <style:style style:name="T7" style:family="text">
      <style:text-properties fo:color="#d4d4d4" loext:opacity="100%"/>
    </style:style>
    <style:style style:name="T8" style:family="text">
      <style:text-properties fo:color="#d4d4d4" loext:opacity="100%" style:font-name="Droid Sans Mono" fo:font-size="10.5pt" fo:background-color="#1f1f1f" loext:char-shading-value="0"/>
    </style:style>
    <style:style style:name="T9" style:family="text">
      <style:text-properties fo:color="#b5cea8" loext:opacity="100%"/>
    </style:style>
    <style:style style:name="T10" style:family="text">
      <style:text-properties fo:color="#b5cea8" loext:opacity="100%" style:font-name="Droid Sans Mono" fo:font-size="10.5pt" fo:background-color="#1f1f1f" loext:char-shading-value="0"/>
    </style:style>
    <style:style style:name="T11" style:family="text">
      <style:text-properties fo:color="#dcdcaa" loext:opacity="100%"/>
    </style:style>
    <style:style style:name="T12" style:family="text">
      <style:text-properties fo:color="#dcdcaa" loext:opacity="100%" style:font-name="Droid Sans Mono" fo:background-color="#1f1f1f" loext:char-shading-value="0"/>
    </style:style>
    <style:style style:name="T13" style:family="text">
      <style:text-properties fo:color="#4ec9b0" loext:opacity="100%"/>
    </style:style>
    <style:style style:name="T14" style:family="text">
      <style:text-properties fo:color="#4fc1ff" loext:opacity="100%"/>
    </style:style>
    <style:style style:name="T15" style:family="text">
      <style:text-properties fo:color="#4fc1ff" loext:opacity="100%" style:font-name="Droid Sans Mono" fo:background-color="#1f1f1f" loext:char-shading-value="0"/>
    </style:style>
    <style:style style:name="T16" style:family="text">
      <style:text-properties fo:color="#ce9178" loext:opacity="100%"/>
    </style:style>
    <style:style style:name="T17" style:family="text">
      <style:text-properties fo:color="#c586c0" loext:opacity="100%"/>
    </style:style>
    <style:style style:name="T18" style:family="text">
      <style:text-properties officeooo:rsid="000d7fca" style:font-size-asian="21pt" style:font-weight-asian="normal" style:font-size-complex="21pt" style:font-weight-complex="normal"/>
    </style:style>
    <style:style style:name="gr1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marker-end="Arrow" draw:marker-end-width="0.176cm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1.33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История операционных систем</text:h>
      <text:p text:style-name="P2">ЭВМ 1-го поколения ОС пока нет. Впервые автомотизировать решили данные, полученные при исследовании баллистических снарядов в 1943 году. Для заполнения баллистической таблицы требовалось более тысячи операций на один снаряд. При этом один расчёт выполнялся за 16 дней. Заполнение всей таблицы потребовало бы 4 года. Такая система отсчёта <text:span text:style-name="T1">называется анализатором</text:span> общего назначения. <text:span text:style-name="T1">С</text:span>оздателем являлась электротехническая школа Мура Пенсивальско<text:span text:style-name="T1">го </text:span>университет<text:span text:style-name="T1">а</text:span> в США.</text:p>
      <text:p text:style-name="P15"/>
      <text:p text:style-name="P12">Первая ЭВМ</text:p>
      <text:p text:style-name="P3">Осенью 1945 г. была завершена разработка ENIAC (Electronic Numerical Integrator and Computer). Он был построен на лампах, данные вводились на перфокартах, разработка, программирование и эксплуатация проводились одной группой людей. Соответственно, работа с перфокартами была достаточно трудоёмкой, поэтому в процессе появился новый проект — EDVIAC, где была применена архитектура фон Неймана.</text:p>
      <text:p text:style-name="P4"/>
      <text:p text:style-name="P11"><draw:line text:anchor-type="paragraph" draw:z-index="1" draw:name="Линия 1" draw:style-name="gr2" draw:text-style-name="P22" svg:x1="6.925cm" svg:y1="0.665cm" svg:x2="2.03cm" svg:y2="2.147cm"><text:p/></draw:line>ПАМЯТЬ</text:p>
      <text:p text:style-name="P4"><draw:line text:anchor-type="paragraph" draw:z-index="2" draw:name="Линия 2" draw:style-name="gr2" draw:text-style-name="P22" svg:x1="9.756cm" svg:y1="0.272cm" svg:x2="14.386cm" svg:y2="2.653cm"><text:p/></draw:line></text:p>
      <text:p text:style-name="P5"/>
      <text:p text:style-name="P5"/>
      <text:p text:style-name="P7">УСТРОЙСТВО</text:p>
      <text:p text:style-name="P7">У<text:span text:style-name="T1">ПРАВЛЕНИЯ</text:span></text:p>
      <text:p text:style-name="P6">А<text:span text:style-name="T1">РИФМЕТИКО-</text:span></text:p>
      <text:p text:style-name="P6">-Л<text:span text:style-name="T1">ОГИЧЕСКОЕ</text:span></text:p>
      <text:p text:style-name="P6">У<text:span text:style-name="T1">СТРОЙСТВО</text:span></text:p>
      <text:p text:style-name="P16">Аккумулятор</text:p>
      <text:p text:style-name="P17"/>
      <text:p text:style-name="P4"><draw:frame text:anchor-type="paragraph" draw:z-index="3" draw:name="Врезка 1" draw:style-name="gr1" draw:text-style-name="P21" svg:width="11.246cm" svg:height="0.715cm" svg:x="0.152cm" svg:y="0.388cm"><draw:text-box><text:p>УУ — дешифратор команд, счётчик команд, регистр команд</text:p></draw:text-box></draw:frame></text:p>
      <text:p text:style-name="P4"><draw:frame text:anchor-type="paragraph" draw:z-index="0" draw:name="Врезка 3" draw:style-name="gr3" draw:text-style-name="P21" svg:width="12.383cm" svg:height="1.34cm" svg:x="0.152cm" svg:y="0.432cm"><draw:text-box><text:p>АЛУ — выполняет преобразования под данными</text:p><text:p>Аккумулятор — хранит результат выполнения</text:p></draw:text-box></draw:frame></text:p>
      <text:p text:style-name="P4"/>
      <text:p text:style-name="P4"/>
      <text:p text:style-name="P4"/>
      <text:p text:style-name="P5">В отличии от ЭВМ 1-го поколения, данные стали храниться в памяти, а не в перфокартах. Сама память состоит из пронумерованных ячеек. Процессор имеет любой доступ к ячейке памяти. Программа представляет собой последовательность команд, при чём команды выполняются строго одна за другой. Последовательность может быть изменена при выполнении команд только при анализе результатов выполнения предыдущих команд.</text:p>
      <text:p text:style-name="P5"/>
      <text:p text:style-name="P13">ЭВМ 2-го поколения. Первые языки программирования</text:p>
      <text:p text:style-name="P8">Транзисторы появились в <text:span text:style-name="T2">1</text:span>95<text:span text:style-name="T2">0</text:span>-х г<text:span text:style-name="T2">г.</text:span> сразу в 4 осластях электроники: <text:span text:style-name="T2">п</text:span>ервые слуховые аппараты, радиоприёмники, военные разработки, компьютеры. В сравнении с лампами транзисторы были меньше в размерах, не выделяли тепла, обладали большой <text:soft-page-break/>скоростью переключения, и увеличивалась надёжность засчёт отсутствия перегорания нити. Тем не менее, транзисторы обладали большим количеством недостатков. Из-за плотной компановки затруднялась диагностика при проблемах контактов, возникал шум у выходного сигнала, в отличие от ламп. Развитие транзисторов позволило компьютерам стать более быстрыми, и появились первые алгоритмические языки. При этом появляются компиляторы. Всё вышеперечисленное позволяет распределить людей на след<text:span text:style-name="T2">ующие</text:span> <text:span text:style-name="T2">р</text:span>оли ЭВМ: управляющих, обслуживающих и программирующих.</text:p>
      <text:p text:style-name="P8"/>
      <text:p text:style-name="P14">ЭВМ <text:span text:style-name="T2">3 - 4</text:span>-го поколения</text:p>
      <text:p text:style-name="P9"/>
      <text:p text:style-name="P9">Задание 1: небольшое сообщение по фильму «Пираты Силиконовой долины»</text:p>
      <text:p text:style-name="P9"/>
      <text:p text:style-name="P9">Интегральные схемы появились в 1960-е гг. и позволили разместить все компоненты схемы на одном кристалле, однако и здесь возникли три проблемы:</text:p>
      <text:p text:style-name="P9">1. Как это сделать в массиве полупроводника?</text:p>
      <text:p text:style-name="P9">2. Как изолировать элементы друг от друга?</text:p>
      <text:p text:style-name="P10"><text:span text:style-name="T18">3. Как соединить элементы друг с другом без налистных переводчиков?</text:span><text:span text:style-name="T4">s</text:span><text:span text:style-name="T5"> </text:span><text:span text:style-name="T8">=</text:span><text:span text:style-name="T5"> </text:span><text:span text:style-name="T10">0</text:span></text:p>
      <text:p text:style-name="P18"><text:span text:style-name="T3">k</text:span> <text:span text:style-name="T7">=</text:span> <text:span text:style-name="T9">15</text:span></text:p>
      <text:p text:style-name="P18"><text:span text:style-name="T3">d</text:span> <text:span text:style-name="T7">=</text:span> <text:span text:style-name="T3">k</text:span><text:span text:style-name="T7">-</text:span><text:span text:style-name="T9">10</text:span></text:p>
      <text:p text:style-name="P18"><text:span text:style-name="T3">k</text:span> <text:span text:style-name="T7">=</text:span> <text:span text:style-name="T9">4</text:span><text:span text:style-name="T7">*</text:span><text:span text:style-name="T3">d</text:span></text:p>
      <text:p text:style-name="P18"><text:span text:style-name="T3">s</text:span> <text:span text:style-name="T7">=</text:span> <text:span text:style-name="T3">k</text:span><text:span text:style-name="T7">-</text:span><text:span text:style-name="T9">50</text:span></text:p>
      <text:p text:style-name="P18"><text:span text:style-name="T11">print</text:span>(<text:span text:style-name="T3">s</text:span>)</text:p>
      <text:p text:style-name="P19"/>
      <text:p text:style-name="P18"><text:span text:style-name="T11">print</text:span>()</text:p>
      <text:p text:style-name="P19"/>
      <text:p text:style-name="P18"><text:span text:style-name="T3">x</text:span> <text:span text:style-name="T7">=</text:span> <text:span text:style-name="T9">3</text:span></text:p>
      <text:p text:style-name="P18"><text:span text:style-name="T3">y</text:span> <text:span text:style-name="T7">=</text:span> <text:span text:style-name="T9">4</text:span></text:p>
      <text:p text:style-name="P18"><text:span text:style-name="T3">z</text:span> <text:span text:style-name="T7">=</text:span> <text:span text:style-name="T3">x</text:span><text:span text:style-name="T7">+</text:span><text:span text:style-name="T3">y</text:span></text:p>
      <text:p text:style-name="P18"><text:span text:style-name="T3">z</text:span> <text:span text:style-name="T7">=</text:span> <text:span text:style-name="T3">z</text:span><text:span text:style-name="T7">+</text:span><text:span text:style-name="T9">1</text:span></text:p>
      <text:p text:style-name="P18"><text:span text:style-name="T3">x</text:span> <text:span text:style-name="T7">=</text:span> <text:span text:style-name="T3">y</text:span></text:p>
      <text:p text:style-name="P18"><text:span text:style-name="T3">y</text:span> <text:span text:style-name="T7">=</text:span> <text:span text:style-name="T9">5</text:span></text:p>
      <text:p text:style-name="P18"><text:span text:style-name="T3">x</text:span> <text:span text:style-name="T7">=</text:span> <text:span text:style-name="T3">z</text:span><text:span text:style-name="T7">+</text:span><text:span text:style-name="T3">y</text:span><text:span text:style-name="T7">+</text:span><text:span text:style-name="T9">7</text:span></text:p>
      <text:p text:style-name="P18"><text:span text:style-name="T11">print</text:span>(<text:span text:style-name="T3">x</text:span>)</text:p>
      <text:p text:style-name="P19"/>
      <text:p text:style-name="P18"><text:span text:style-name="T11">print</text:span>()</text:p>
      <text:p text:style-name="P19"/>
      <text:p text:style-name="P18"><text:span text:style-name="T3">a</text:span> <text:span text:style-name="T7">=</text:span> <text:span text:style-name="T13">int</text:span>(<text:span text:style-name="T11">input</text:span>())</text:p>
      <text:p text:style-name="P18"><text:span text:style-name="T3">b</text:span> <text:span text:style-name="T7">=</text:span> <text:span text:style-name="T3">a</text:span><text:span text:style-name="T7">+</text:span><text:span text:style-name="T9">1</text:span></text:p>
      <text:p text:style-name="P18"><text:span text:style-name="T3">c</text:span> <text:span text:style-name="T7">=</text:span> <text:span text:style-name="T3">b</text:span><text:span text:style-name="T7">+</text:span><text:span text:style-name="T9">1</text:span></text:p>
      <text:p text:style-name="P18"><text:span text:style-name="T11">print</text:span>(<text:span text:style-name="T3">a</text:span>)</text:p>
      <text:p text:style-name="P18"><text:span text:style-name="T11">print</text:span>(<text:span text:style-name="T3">b</text:span>)</text:p>
      <text:p text:style-name="P18"><text:span text:style-name="T11">print</text:span>(<text:span text:style-name="T3">c</text:span>)</text:p>
      <text:p text:style-name="P19"/>
      <text:p text:style-name="P18"><text:span text:style-name="T11">print</text:span>()</text:p>
      <text:p text:style-name="P19"/>
      <text:p text:style-name="P18"><text:span text:style-name="T3">a</text:span> <text:span text:style-name="T7">=</text:span> <text:span text:style-name="T13">int</text:span>(<text:span text:style-name="T11">input</text:span>())</text:p>
      <text:p text:style-name="P18"><text:span text:style-name="T3">b</text:span> <text:span text:style-name="T7">=</text:span> <text:span text:style-name="T13">int</text:span>(<text:span text:style-name="T11">input</text:span>())</text:p>
      <text:p text:style-name="P18"><text:span text:style-name="T3">c</text:span> <text:span text:style-name="T7">=</text:span> <text:span text:style-name="T13">int</text:span>(<text:span text:style-name="T11">input</text:span>())</text:p>
      <text:p text:style-name="P18"><text:span text:style-name="T14">S</text:span> <text:span text:style-name="T7">=</text:span> <text:span text:style-name="T3">a</text:span><text:span text:style-name="T7">+</text:span><text:span text:style-name="T3">b</text:span><text:span text:style-name="T7">+</text:span><text:span text:style-name="T3">c</text:span></text:p>
      <text:p text:style-name="P18"><text:soft-page-break/><text:span text:style-name="T11">print</text:span>(<text:span text:style-name="T14">S</text:span>)</text:p>
      <text:p text:style-name="P19"/>
      <text:p text:style-name="P18"><text:span text:style-name="T11">print</text:span>()</text:p>
      <text:p text:style-name="P19"/>
      <text:p text:style-name="P18"><text:span text:style-name="T3">a</text:span> <text:span text:style-name="T7">=</text:span> <text:span text:style-name="T13">int</text:span>(<text:span text:style-name="T11">input</text:span>())</text:p>
      <text:p text:style-name="P18"><text:span text:style-name="T14">V</text:span> <text:span text:style-name="T7">=</text:span> <text:span text:style-name="T3">a</text:span><text:span text:style-name="T7">**</text:span><text:span text:style-name="T9">3</text:span></text:p>
      <text:p text:style-name="P18"><text:span text:style-name="T14">S</text:span> <text:span text:style-name="T7">=</text:span> <text:span text:style-name="T9">6</text:span><text:span text:style-name="T7">*</text:span>(<text:span text:style-name="T3">a</text:span><text:span text:style-name="T7">*</text:span><text:span text:style-name="T3">a</text:span>)</text:p>
      <text:p text:style-name="P18"><text:span text:style-name="T11">print</text:span>(<text:span text:style-name="T16">"Объём:"</text:span>, <text:span text:style-name="T14">V</text:span>)</text:p>
      <text:p text:style-name="P18"><text:span text:style-name="T11">print</text:span>(<text:span text:style-name="T16">"Площадь куба:"</text:span>, <text:span text:style-name="T14">S</text:span>)</text:p>
      <text:p text:style-name="P19"/>
      <text:p text:style-name="P18"><text:span text:style-name="T11">print</text:span>()</text:p>
      <text:p text:style-name="P19"/>
      <text:p text:style-name="P18"><text:span text:style-name="T3">a</text:span> <text:span text:style-name="T7">=</text:span> <text:span text:style-name="T13">int</text:span>(<text:span text:style-name="T11">input</text:span>())</text:p>
      <text:p text:style-name="P18"><text:span text:style-name="T3">b</text:span> <text:span text:style-name="T7">=</text:span> <text:span text:style-name="T13">int</text:span>(<text:span text:style-name="T11">input</text:span>())</text:p>
      <text:p text:style-name="P18"><text:span text:style-name="T3">f</text:span> <text:span text:style-name="T7">=</text:span> <text:span text:style-name="T9">3</text:span><text:span text:style-name="T7">*</text:span>((<text:span text:style-name="T3">a</text:span><text:span text:style-name="T7">*</text:span><text:span text:style-name="T3">b</text:span>)<text:span text:style-name="T7">**</text:span><text:span text:style-name="T9">3</text:span>) <text:span text:style-name="T7">+</text:span> ((<text:span text:style-name="T9">275</text:span><text:span text:style-name="T7">*</text:span><text:span text:style-name="T3">b</text:span>)<text:span text:style-name="T7">**</text:span><text:span text:style-name="T9">2</text:span>) <text:span text:style-name="T7">-</text:span> (<text:span text:style-name="T9">127</text:span><text:span text:style-name="T7">*</text:span><text:span text:style-name="T3">a</text:span>) <text:span text:style-name="T7">-</text:span> <text:span text:style-name="T9">41</text:span></text:p>
      <text:p text:style-name="P18"><text:span text:style-name="T11">print</text:span>(<text:span text:style-name="T16">"Значение функции:"</text:span>, <text:span text:style-name="T3">f</text:span>)</text:p>
      <text:p text:style-name="P19"/>
      <text:p text:style-name="P18"><text:span text:style-name="T11">print</text:span>()</text:p>
      <text:p text:style-name="P19"/>
      <text:p text:style-name="P18"><text:span text:style-name="T3">a</text:span> <text:span text:style-name="T7">=</text:span> <text:span text:style-name="T13">int</text:span>(<text:span text:style-name="T11">input</text:span>())</text:p>
      <text:p text:style-name="P18"><text:span text:style-name="T3">b</text:span> <text:span text:style-name="T7">=</text:span> <text:span text:style-name="T3">a</text:span><text:span text:style-name="T7">+</text:span><text:span text:style-name="T9">1</text:span></text:p>
      <text:p text:style-name="P18"><text:span text:style-name="T3">c</text:span> <text:span text:style-name="T7">=</text:span> <text:span text:style-name="T3">a</text:span><text:span text:style-name="T7">-</text:span><text:span text:style-name="T9">1</text:span></text:p>
      <text:p text:style-name="P18"><text:span text:style-name="T11">print</text:span>(<text:span text:style-name="T16">"Следующее:"</text:span>, <text:span text:style-name="T3">b</text:span>)</text:p>
      <text:p text:style-name="P18"><text:span text:style-name="T11">print</text:span>(<text:span text:style-name="T16">"Предыдущее:"</text:span>, <text:span text:style-name="T3">c</text:span>)</text:p>
      <text:p text:style-name="P19"/>
      <text:p text:style-name="P18"><text:span text:style-name="T11">print</text:span>()</text:p>
      <text:p text:style-name="P19"/>
      <text:p text:style-name="P18"><text:span text:style-name="T3">monitor</text:span> <text:span text:style-name="T7">=</text:span> <text:span text:style-name="T13">int</text:span>(<text:span text:style-name="T11">input</text:span>())</text:p>
      <text:p text:style-name="P18"><text:span text:style-name="T3">system_block</text:span> <text:span text:style-name="T7">=</text:span> <text:span text:style-name="T13">int</text:span>(<text:span text:style-name="T11">input</text:span>())</text:p>
      <text:p text:style-name="P18"><text:span text:style-name="T3">keyboard</text:span> <text:span text:style-name="T7">=</text:span> <text:span text:style-name="T13">int</text:span>(<text:span text:style-name="T11">input</text:span>())</text:p>
      <text:p text:style-name="P18"><text:span text:style-name="T3">mouse</text:span> <text:span text:style-name="T7">=</text:span> <text:span text:style-name="T13">int</text:span>(<text:span text:style-name="T11">input</text:span>())</text:p>
      <text:p text:style-name="P18"><text:span text:style-name="T14">S</text:span> <text:span text:style-name="T7">=</text:span> <text:span text:style-name="T9">3</text:span><text:span text:style-name="T7">*</text:span>(<text:span text:style-name="T3">monitor</text:span><text:span text:style-name="T7">+</text:span><text:span text:style-name="T3">system_block</text:span><text:span text:style-name="T7">+</text:span><text:span text:style-name="T3">keyboard</text:span><text:span text:style-name="T7">+</text:span><text:span text:style-name="T3">mouse</text:span>)</text:p>
      <text:p text:style-name="P18"><text:span text:style-name="T11">print</text:span>(<text:span text:style-name="T14">S</text:span>)</text:p>
      <text:p text:style-name="P19"/>
      <text:p text:style-name="P18"><text:span text:style-name="T11">print</text:span>()</text:p>
      <text:p text:style-name="P19"/>
      <text:p text:style-name="P18"><text:span text:style-name="T3">a</text:span> <text:span text:style-name="T7">=</text:span> <text:span text:style-name="T13">int</text:span>(<text:span text:style-name="T11">input</text:span>())</text:p>
      <text:p text:style-name="P18"><text:span text:style-name="T3">b</text:span> <text:span text:style-name="T7">=</text:span> <text:span text:style-name="T13">int</text:span>(<text:span text:style-name="T11">input</text:span>())</text:p>
      <text:p text:style-name="P18"><text:span text:style-name="T3">c</text:span> <text:span text:style-name="T7">=</text:span> <text:span text:style-name="T3">a</text:span><text:span text:style-name="T7">+</text:span><text:span text:style-name="T3">b</text:span></text:p>
      <text:p text:style-name="P18"><text:span text:style-name="T3">d</text:span> <text:span text:style-name="T7">=</text:span> <text:span text:style-name="T3">a</text:span><text:span text:style-name="T7">-</text:span><text:span text:style-name="T3">b</text:span></text:p>
      <text:p text:style-name="P18"><text:span text:style-name="T14">S</text:span> <text:span text:style-name="T7">=</text:span> <text:span text:style-name="T3">a</text:span><text:span text:style-name="T7">*</text:span><text:span text:style-name="T3">b</text:span></text:p>
      <text:p text:style-name="P18"><text:span text:style-name="T11">print</text:span>(<text:span text:style-name="T3">a</text:span>, <text:span text:style-name="T16">"+"</text:span>, <text:span text:style-name="T3">b</text:span>, <text:span text:style-name="T16">"="</text:span>, <text:span text:style-name="T3">c</text:span>)</text:p>
      <text:p text:style-name="P18"><text:span text:style-name="T11">print</text:span>(<text:span text:style-name="T3">a</text:span>, <text:span text:style-name="T16">"-"</text:span>, <text:span text:style-name="T3">b</text:span>, <text:span text:style-name="T16">"="</text:span>, <text:span text:style-name="T3">d</text:span>)</text:p>
      <text:p text:style-name="P18"><text:span text:style-name="T11">print</text:span>(<text:span text:style-name="T3">a</text:span>, <text:span text:style-name="T16">"*"</text:span>, <text:span text:style-name="T3">b</text:span>, <text:span text:style-name="T16">"="</text:span>, <text:span text:style-name="T14">S</text:span>)</text:p>
      <text:p text:style-name="P19"/>
      <text:p text:style-name="P18"><text:span text:style-name="T11">print</text:span>()</text:p>
      <text:p text:style-name="P19"/>
      <text:p text:style-name="P18"><text:span text:style-name="T3">cm</text:span> <text:span text:style-name="T7">=</text:span> <text:span text:style-name="T13">int</text:span>(<text:span text:style-name="T11">input</text:span>())</text:p>
      <text:p text:style-name="P18"><text:span text:style-name="T3">m</text:span> <text:span text:style-name="T7">=</text:span> <text:span text:style-name="T3">cm</text:span><text:span text:style-name="T7">/</text:span><text:span text:style-name="T9">100</text:span></text:p>
      <text:p text:style-name="P18"><text:span text:style-name="T11">print</text:span>(<text:span text:style-name="T11">round</text:span>(<text:span text:style-name="T3">m</text:span>))</text:p>
      <text:p text:style-name="P19"/>
      <text:p text:style-name="P18"><text:soft-page-break/><text:span text:style-name="T11">print</text:span>()</text:p>
      <text:p text:style-name="P19"/>
      <text:p text:style-name="P18"><text:span text:style-name="T3">n</text:span> <text:span text:style-name="T7">=</text:span> <text:span text:style-name="T13">int</text:span>(<text:span text:style-name="T11">input</text:span>())</text:p>
      <text:p text:style-name="P18"><text:span text:style-name="T3">k</text:span> <text:span text:style-name="T7">=</text:span> <text:span text:style-name="T13">int</text:span>(<text:span text:style-name="T11">input</text:span>())</text:p>
      <text:p text:style-name="P18"><text:span text:style-name="T14">A</text:span> <text:span text:style-name="T7">=</text:span> <text:span text:style-name="T3">k</text:span><text:span text:style-name="T7">/</text:span><text:span text:style-name="T3">n</text:span></text:p>
      <text:p text:style-name="P18"><text:span text:style-name="T14">B</text:span> <text:span text:style-name="T7">=</text:span> <text:span text:style-name="T14">A</text:span><text:span text:style-name="T7">*</text:span><text:span text:style-name="T3">n</text:span></text:p>
      <text:p text:style-name="P18"><text:span text:style-name="T17">if</text:span> <text:span text:style-name="T14">B</text:span> <text:span text:style-name="T7">==</text:span> <text:span text:style-name="T14">A</text:span>:</text:p>
      <text:p text:style-name="P18"><text:span text:style-name="T14">B</text:span> <text:span text:style-name="T7">=</text:span> <text:span text:style-name="T9">0</text:span></text:p>
      <text:p text:style-name="P18"><text:span text:style-name="T11">print</text:span>(<text:span text:style-name="T14">A</text:span>)</text:p>
      <text:p text:style-name="P20"><text:span text:style-name="T12">print</text:span><text:span text:style-name="T6">(</text:span><text:span text:style-name="T15">B</text:span><text:span text:style-name="T6">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wiss"/>
    <style:font-face style:name="Droid Sans Mono" svg:font-family="'Droid Sans Mono', monospace, monospace"/>
    <style:font-face style:name="Droid Sans1" svg:font-family="'Droid Sans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pitch="variable"/>
    <style:font-face style:name="Tempora LGC Uni1" svg:font-family="'Tempora LGC Uni'" style:font-family-generic="roman" style:font-pitch="variable"/>
    <style:font-face style:name="apple-system" svg:font-family="apple-system, BlinkMacSystemFont, Arial, Helvetica, sans-serif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1" fo:font-size="12pt" fo:language="ru" fo:country="RU" style:letter-kerning="true" style:font-name-asian="DejaVu Sans" style:font-size-asian="10.5pt" style:language-asian="zh" style:country-asian="CN" style:font-name-complex="Droid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1" fo:font-size="12pt" fo:language="ru" fo:country="RU" style:letter-kerning="true" style:font-name-asian="DejaVu Sans" style:font-size-asian="10.5pt" style:language-asian="zh" style:country-asian="CN" style:font-name-complex="Droid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1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" style:font-family-complex="'Droid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" style:font-family-complex="'Droid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" style:font-family-complex="'Droid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1:10:51.433985595</meta:creation-date>
    <dc:date>2024-09-03T15:13:06.056775467</dc:date>
    <meta:editing-duration>PT1H46M47S</meta:editing-duration>
    <meta:editing-cycles>1</meta:editing-cycles>
    <meta:document-statistic meta:table-count="0" meta:image-count="0" meta:object-count="0" meta:page-count="4" meta:paragraph-count="93" meta:word-count="526" meta:character-count="3511" meta:non-whitespace-character-count="3077"/>
    <meta:generator>LibreOffice/24.2.4.1$Linux_X86_64 LibreOffice_project/420$Build-1</meta:generator>
  </office:meta>
</office:document-meta>
</file>